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Information Hiding is a foundational concept in Object-Oriented Programming. It focuses on restricting access to the internal details of a class, ensuring that only essential features are exposed to the outside world.</text:p>
        </text:list-item>
      </text:list>
      <text:p text:style-name="Text_20_body">In C++, this is achieved through <text:span text:style-name="Strong_20_Emphasis">access specifiers</text:span> like <text:span text:style-name="Source_20_Text">private</text:span>, <text:span text:style-name="Source_20_Text">protected</text:span>, and <text:span text:style-name="Source_20_Text">public</text:span>. For instance, class data members are often kept private, and access to them is provided through public methods. This promotes <text:span text:style-name="Strong_20_Emphasis">encapsulation</text:span>, making the code modular and reducing unintended interference.</text:p>
      <text:p text:style-name="Text_20_body"/>
      <text:list xml:id="list214122783224402" text:continue-numbering="true" text:style-name="L1">
        <text:list-item>
          <text:p text:style-name="P2">Encapsulation is the bundling of data (variables) and methods (functions) that operate on the data into a single unit, typically a class. It also restricts direct access to some of an object's components, which is closely tied to <text:span text:style-name="Strong_20_Emphasis">Information Hiding</text:span>.</text:p>
        </text:list-item>
      </text:list>
      <text:p text:style-name="Text_20_body">For example, in C++, encapsulation is implemented using <text:span text:style-name="Strong_20_Emphasis">access specifiers</text:span>:</text:p>
      <text:list text:style-name="L2">
        <text:list-item>
          <text:p text:style-name="P4"><text:span text:style-name="Strong_20_Emphasis">Private:</text:span> Members declared as private can only be accessed within the same class.</text:p>
        </text:list-item>
        <text:list-item>
          <text:p text:style-name="P4"><text:span text:style-name="Strong_20_Emphasis">Public:</text:span> Members declared as public can be accessed from outside the class.</text:p>
        </text:list-item>
        <text:list-item>
          <text:p text:style-name="P3"><text:span text:style-name="Strong_20_Emphasis">Protected:</text:span> Members declared as protected can be accessed in derived classes.</text:p>
        </text:list-item>
      </text:list>
      <text:p text:style-name="Text_20_body">By exposing only necessary parts of an object through public methods (like getters and setters), encapsulation ensures that the internal representation of an object is hidden from the outside. This safeguards the integrity of the object's state and makes the code easier to maintain.</text:p>
      <text:list text:continue-list="list214122783224402" text:style-name="L1">
        <text:list-item>
          <text:p text:style-name="P1"/>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21:40:25.435182402</meta:creation-date>
    <dc:date>2024-12-06T21:41:22.528822937</dc:date>
    <meta:editing-duration>PT57S</meta:editing-duration>
    <meta:editing-cycles>1</meta:editing-cycles>
    <meta:document-statistic meta:table-count="0" meta:image-count="0" meta:object-count="0" meta:page-count="1" meta:paragraph-count="9" meta:word-count="210" meta:character-count="1349" meta:non-whitespace-character-count="1153"/>
    <meta:generator>LibreOffice/7.6.7.2$Linux_X86_64 LibreOffice_project/60$Build-2</meta:generator>
  </office:meta>
</office:document-meta>
</file>